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1" svg:font-family="'Liberation Serif'" style:font-family-generic="roman"/>
    <style:font-face style:name="arial" svg:font-family="arial" style:font-family-generic="swiss"/>
    <style:font-face style:name="LMMono10" svg:font-family="LMMono10"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6pt" style:font-size-asian="36pt" style:font-size-complex="36pt"/>
    </style:style>
    <style:style style:name="P2" style:family="paragraph" style:parent-style-name="Text_20_body">
      <style:text-properties fo:font-style="normal" style:font-style-asian="normal" style:font-style-complex="normal"/>
    </style:style>
    <style:style style:name="P3" style:family="paragraph" style:parent-style-name="Heading_20_2">
      <style:text-properties fo:font-style="italic" fo:font-weight="bold" style:font-style-asian="italic" style:font-weight-asian="bold" style:font-style-complex="italic" style:font-weight-complex="bold"/>
    </style:style>
    <style:style style:name="P4" style:family="paragraph" style:parent-style-name="Heading_20_2">
      <style:text-properties fo:font-style="italic" style:font-style-asian="italic" style:font-style-complex="italic"/>
    </style:style>
    <style:style style:name="P5" style:family="paragraph" style:parent-style-name="Heading_20_1">
      <style:paragraph-properties fo:break-before="page"/>
    </style:style>
    <style:style style:name="T1" style:family="text">
      <style:text-properties fo:font-size="36pt" style:font-size-asian="36pt" style:font-size-complex="36pt"/>
    </style:style>
    <style:style style:name="T2" style:family="text">
      <style:text-properties style:font-name="DejaVu Sans"/>
    </style:style>
    <style:style style:name="T3" style:family="text">
      <style:text-properties style:font-name="DejaVu Sans" fo:font-style="italic" style:font-style-asian="italic" style:font-style-complex="italic"/>
    </style:style>
    <style:style style:name="T4" style:family="text">
      <style:text-properties style:font-name="DejaVu San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stemas Gráficos – 66.71</text:p>
      <text:p text:style-name="Standard">Trabajo Práctico N°2 - <text:s/>Modelado, superficies y texturas</text:p>
      <text:p text:style-name="Standard"/>
      <text:p text:style-name="Standard"><text:s/>1er Cuatrimestre – año 2011 </text:p>
      <text:p text:style-name="Standard"/>
      <text:p text:style-name="Standard">Grpo nro: 2</text:p>
      <text:p text:style-name="Standard"/>
      <text:p text:style-name="Standard"/>
      <table:table table:name="Table1" table:style-name="Table1">
        <table:table-column table:style-name="Table1.A" table:number-columns-repeated="3"/>
        <table:table-column table:style-name="Table1.D"/>
        <table:table-row>
          <table:table-cell table:style-name="Table1.A1" office:value-type="string">
            <text:p text:style-name="Table_20_Contents">Integrantes</text:p>
          </table:table-cell>
          <table:table-cell table:style-name="Table1.A1" office:value-type="string">
            <text:p text:style-name="Table_20_Contents">Calificación</text:p>
          </table:table-cell>
          <table:table-cell table:style-name="Table1.A1" office:value-type="string">
            <text:p text:style-name="Table_20_Contents">Fecha</text:p>
          </table:table-cell>
          <table:table-cell table:style-name="Table1.D1" office:value-type="string">
            <text:p text:style-name="Table_20_Contents">Corrigió</text:p>
          </table:table-cell>
        </table:table-row>
        <table:table-row>
          <table:table-cell table:style-name="Table1.A2" office:value-type="string">
            <text:p text:style-name="Table_20_Contents">Juan Antonio Zuloaga Mellino, 89537</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Matias J Acosta, ?????</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P1"/>
      <text:p text:style-name="P1"/>
      <text:p text:style-name="Standard"><text:span text:style-name="T1">PONE TU PADRON TAMBIEN EN EL PIE DE PÁGINA</text:span></text:p>
      <text:h text:style-name="P5" text:outline-level="1"><text:span text:style-name="T2">ALGORITMOS:</text:span></text:h>
      <text:h text:style-name="Heading_20_2" text:outline-level="2"><text:span text:style-name="T2">SPLINE:</text:span></text:h>
      <text:p text:style-name="Text_20_body"><text:span text:style-name="T2">El cálculo de los puntos de la spline se realiza con sobre estructura stlVector de c++.</text:span></text:p>
      <text:p text:style-name="Text_20_body"><text:span text:style-name="T2">Se carga un vector de float con los puntos de control en coordenadas 2D, a partir del cual se calculan las coordenadas y la normal para un punto </text:span><text:span text:style-name="T3">u.</text:span></text:p>
      <text:p text:style-name="P2"><text:span text:style-name="T2">Los algoritmos recorren el vector de coordenadas de manera circular para formar así una curva cerrada.</text:span></text:p>
      <text:p text:style-name="Text_20_body"><text:span text:style-name="T4">Se realizaron 2 implementaciones. Una directa donde se calculan los puntos spline para un paso constante de </text:span><text:span text:style-name="T3">u</text:span><text:span text:style-name="T4"> y otra para una spline equiespaciada, la cual busca que el proximo punto este a un distancia preestablecida constante.</text:span></text:p>
      <text:p text:style-name="Text_20_body"><text:span text:style-name="T4">La búsqueda del próximo punto se realiza mediante bisección, y es utilizado para el trazado final de la figura como sólido de barrido.</text:span></text:p>
      <text:h text:style-name="P3" text:outline-level="2"><text:span text:style-name="T2">BEZIER:</text:span></text:h>
      <text:h text:style-name="Heading_20_1" text:outline-level="1"><text:span text:style-name="T4">SOLIDOS:</text:span></text:h>
      <text:h text:style-name="P4" text:outline-level="2"><text:span text:style-name="T2">SOLIDO DE BARRIDO:</text:span></text:h>
      <text:p text:style-name="Text_20_body"><text:span text:style-name="T4">A la curva 2D resultante del algoritmo spline, se le la levanta del plano agregandole la coordenada z. Dado que los puntos están equiespaciados, el mapeo de la textura es casi directo. sin embargo se tienen consideraciones especiales con los dos últims puntos de la curva ya que por coincidir el primero y el último para no dejar la curva mal cerrada, éste se ve forzado a no estar equiespaciado respecto al resto.</text:span></text:p>
      <text:p text:style-name="Text_20_body"><text:span text:style-name="T4"/></text:p>
      <text:h text:style-name="P3" text:outline-level="2"><text:span text:style-name="T2">SOLIDO DE REVOLUCIÓN:</text:span></text:h>
      <text:h text:style-name="Heading_20_1" text:outline-level="1"><text:span text:style-name="T4">ANIMACIÓN:</text:span></text:h>
      <text:p text:style-name="Text_20_body"><text:span text:style-name="T4">Cada sólido graficado se guarda como display list en una stl deque, las cuales son graficadas segun el orden en que fueron cargadas.</text:span></text:p>
      <text:p text:style-name="Text_20_body"><text:span text:style-name="T4">Los sólidos rotan sobre su eje a velocidad constante.</text:span></text:p>
      <text:p text:style-name="Text_20_body"><text:span text:style-name="T4">Para desplazarse entre los sólidos existentes, se mueve la cámara en lugar de desplazar los sólidos.</text:span></text:p>
      <text:p text:style-name="Text_20_body"><text:span text:style-name="T4">La cámara se mueve a velocidad constante hasta alcanzar la posición de sólido indicada.</text:span></text:p>
      <text:p text:style-name="Text_20_body"><text:span text:style-name="T4"/></text:p>
      <text:h text:style-name="Heading_20_1" text:outline-level="1"><text:soft-page-break/><text:span text:style-name="T4">INTERFAZ:</text:span></text:h>
      <text:h text:style-name="Heading_20_1" text:outline-level="1"><text:span text:style-name="T4">Cambios en el framework:</text:span></text:h>
      <text:p text:style-name="Text_20_body"><text:span text:style-name="T4">Se utilizan funciones de glut para obtener la resolución de pantalla en forma dinámica.</text:span></text:p>
      <text:p text:style-name="Text_20_body"><text:span text:style-name="T4">Los viewport2D fueron modificados para permitir un mapeo lineal entre los píxeles de la pantalla y las coordenadas <text:s/>de los viewport.</text:span></text:p>
      <text:p text:style-name="Text_20_body"><text:span text:style-name="T4"/></text:p>
      <text:h text:style-name="Heading_20_1" text:outline-level="1"><text:span text:style-name="T4">Controles:</text:span></text:h>
      <text:p text:style-name="Text_20_body"><text:span text:style-name="T4">(9 y 0) Enfocan el sólido anterior/posterior respectivamente.</text:span></text:p>
      <text:p text:style-name="Text_20_body"><text:span text:style-name="T4">(3 y 4) Agregan a la lista de sólidos el sólido de Revolución/Barrido repsectivamente.</text:span></text:p>
      <text:p text:style-name="Text_20_body"><text:span text:style-name="T4"/></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1" svg:font-family="'Liberation Serif'" style:font-family-generic="roman"/>
    <style:font-face style:name="arial" svg:font-family="arial" style:font-family-generic="swiss"/>
    <style:font-face style:name="LMMono10" svg:font-family="LMMono10"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Cuat: 1/2011 Trabajo Practico nro.: 2, Grupo nro: 2, Integrantes: 89537, xxx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llino</meta:initial-creator>
    <meta:creation-date>2011-04-29T01:21:53</meta:creation-date>
    <dc:date>2011-06-17T02:15:55</dc:date>
    <dc:creator>Juan Mellino</dc:creator>
    <meta:editing-duration>PT53M45S</meta:editing-duration>
    <meta:editing-cycles>2</meta:editing-cycles>
    <meta:generator>LibreOffice/3.3$Unix LibreOffice_project/330m19$Build-202</meta:generator>
    <meta:document-statistic meta:table-count="1" meta:image-count="0" meta:object-count="0" meta:page-count="3" meta:paragraph-count="36" meta:word-count="384" meta:character-count="2310"/>
  </office:meta>
</office:document-meta>
</file>